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2C0000012C62BEFC41158633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officeooo:rsid="0035c03b" officeooo:paragraph-rsid="0036e282"/>
    </style:style>
    <style:style style:name="P3" style:family="paragraph" style:parent-style-name="Text_20_body">
      <style:text-properties officeooo:rsid="0036e282" officeooo:paragraph-rsid="0036e282"/>
    </style:style>
    <style:style style:name="P4" style:family="paragraph" style:parent-style-name="Text_20_body">
      <style:text-properties officeooo:rsid="00385c03" officeooo:paragraph-rsid="00385c03"/>
    </style:style>
    <style:style style:name="P5" style:family="paragraph" style:parent-style-name="Text_20_body">
      <style:text-properties style:font-name="sans-serif" fo:font-size="12pt" fo:font-weight="normal" officeooo:rsid="0035c03b" officeooo:paragraph-rsid="0035c03b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rsid="003bff72" officeooo:paragraph-rsid="003bff72"/>
    </style:style>
    <style:style style:name="P7" style:family="paragraph" style:parent-style-name="Text_20_body">
      <style:text-properties fo:font-size="12pt" fo:font-style="normal" officeooo:rsid="003c1f3f" officeooo:paragraph-rsid="003c1f3f" style:font-size-asian="10.5pt" style:font-style-asian="normal" style:font-size-complex="12pt" style:font-style-complex="normal"/>
    </style:style>
    <style:style style:name="P8" style:family="paragraph" style:parent-style-name="Text_20_body">
      <style:text-properties fo:font-size="12pt" fo:font-style="normal" officeooo:rsid="003e4d66" officeooo:paragraph-rsid="003e4d66" style:font-size-asian="10.5pt" style:font-style-asian="normal" style:font-size-complex="12pt" style:font-style-complex="normal"/>
    </style:style>
    <style:style style:name="P9" style:family="paragraph" style:parent-style-name="Text_20_body">
      <style:text-properties fo:font-size="12pt" fo:font-style="normal" officeooo:rsid="003f1f7c" officeooo:paragraph-rsid="003f1f7c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break-before="page"/>
      <style:text-properties officeooo:rsid="00385c03" officeooo:paragraph-rsid="00385c03"/>
    </style:style>
    <style:style style:name="P11" style:family="paragraph" style:parent-style-name="Text_20_body">
      <style:paragraph-properties fo:break-before="page"/>
      <style:text-properties fo:font-size="12pt" fo:font-style="normal" officeooo:rsid="003d6d6a" officeooo:paragraph-rsid="003d6d6a" style:font-size-asian="10.5pt" style:font-style-asian="normal" style:font-size-complex="12pt" style:font-style-complex="normal"/>
    </style:style>
    <style:style style:name="P12" style:family="paragraph" style:parent-style-name="terminal">
      <style:text-properties officeooo:rsid="00385c03" officeooo:paragraph-rsid="00385c03"/>
    </style:style>
    <style:style style:name="P13" style:family="paragraph" style:parent-style-name="terminal">
      <style:text-properties officeooo:paragraph-rsid="00385c03"/>
    </style:style>
    <style:style style:name="P14" style:family="paragraph" style:parent-style-name="terminal">
      <style:text-properties officeooo:rsid="003bff72" officeooo:paragraph-rsid="003bff72"/>
    </style:style>
    <style:style style:name="P15" style:family="paragraph" style:parent-style-name="Text_20_body">
      <style:text-properties fo:font-style="normal" officeooo:rsid="003bff72" officeooo:paragraph-rsid="003bff72" style:font-style-asian="normal" style:font-style-complex="normal"/>
    </style:style>
    <style:style style:name="P16" style:family="paragraph" style:parent-style-name="Text_20_body">
      <style:text-properties style:font-name="sans-serif" fo:font-size="12pt" fo:font-style="normal" officeooo:rsid="003ce646" officeooo:paragraph-rsid="003ce646" style:font-size-asian="10.5pt" style:font-style-asian="normal" style:font-size-complex="12pt" style:font-style-complex="normal"/>
    </style:style>
    <style:style style:name="P17" style:family="paragraph" style:parent-style-name="Text_20_body">
      <style:text-properties style:font-name="sans-serif" fo:font-size="12pt" fo:font-style="normal" officeooo:rsid="00405805" officeooo:paragraph-rsid="00405805" style:font-size-asian="10.5pt" style:font-style-asian="normal" style:font-size-complex="12pt" style:font-style-complex="normal"/>
    </style:style>
    <style:style style:name="P18" style:family="paragraph" style:parent-style-name="Text_20_body">
      <style:text-properties style:font-name="sans-serif" fo:font-size="12pt" fo:font-style="normal" officeooo:rsid="003f1f7c" officeooo:paragraph-rsid="003f1f7c" style:font-size-asian="10.5pt" style:font-style-asian="normal" style:font-size-complex="12pt" style:font-style-complex="normal"/>
    </style:style>
    <style:style style:name="P19" style:family="paragraph" style:parent-style-name="Text_20_body">
      <style:text-properties style:font-name="sans-serif" fo:font-size="12pt" fo:font-style="normal" officeooo:rsid="0041d422" officeooo:paragraph-rsid="0041d422" style:font-size-asian="10.5pt" style:font-style-asian="normal" style:font-size-complex="12pt" style:font-style-complex="normal"/>
    </style:style>
    <style:style style:name="P20" style:family="paragraph" style:parent-style-name="Text_20_body">
      <style:text-properties style:font-name="sans-serif" fo:font-size="12pt" fo:font-style="normal" officeooo:rsid="004234a0" officeooo:paragraph-rsid="004234a0" style:font-size-asian="10.5pt" style:font-style-asian="normal" style:font-size-complex="12pt" style:font-style-complex="normal"/>
    </style:style>
    <style:style style:name="P21" style:family="paragraph" style:parent-style-name="Heading_20_1">
      <style:text-properties style:font-name="sans-serif" fo:font-size="12pt" fo:font-weight="normal" officeooo:rsid="0035c03b" officeooo:paragraph-rsid="0035c03b" style:font-size-asian="10.5pt" style:font-weight-asian="normal" style:font-size-complex="12pt" style:font-weight-complex="normal"/>
    </style:style>
    <style:style style:name="P22" style:family="paragraph" style:parent-style-name="Heading_20_1">
      <style:text-properties officeooo:rsid="0035c03b" officeooo:paragraph-rsid="0035c03b"/>
    </style:style>
    <style:style style:name="P23" style:family="paragraph" style:parent-style-name="Heading_20_1">
      <style:text-properties officeooo:paragraph-rsid="003c1f3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T3" style:family="text">
      <style:text-properties fo:color="#ed1c24" style:text-underline-style="solid" style:text-underline-width="auto" style:text-underline-color="font-color" fo:font-weight="bold" officeooo:rsid="00355ba6" style:font-weight-asian="bold" style:font-weight-complex="bold"/>
    </style:style>
    <style:style style:name="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c9243"/>
    </style:style>
    <style:style style:name="T7" style:family="text">
      <style:text-properties officeooo:rsid="0036e282"/>
    </style:style>
    <style:style style:name="T8" style:family="text">
      <style:text-properties fo:background-color="#fff200" loext:char-shading-value="0"/>
    </style:style>
    <style:style style:name="T9" style:family="text">
      <style:text-properties style:font-name="sans-serif"/>
    </style:style>
    <style:style style:name="T10" style:family="text">
      <style:text-properties style:font-name="sans-serif" fo:font-size="17.25pt"/>
    </style:style>
    <style:style style:name="T11" style:family="text">
      <style:text-properties style:font-name="sans-serif" officeooo:rsid="003ce646"/>
    </style:style>
    <style:style style:name="T12" style:family="text">
      <style:text-properties style:font-name="sans-serif" officeooo:rsid="003e4d66"/>
    </style:style>
    <style:style style:name="T13" style:family="text">
      <style:text-properties style:font-name="sans-serif" officeooo:rsid="00405805"/>
    </style:style>
    <style:style style:name="T14" style:family="text">
      <style:text-properties style:font-name="sans-serif" officeooo:rsid="0041d422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bff72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bff72" style:font-style-asian="normal" style:font-style-complex="normal"/>
    </style:style>
    <style:style style:name="T19" style:family="text">
      <style:text-properties officeooo:rsid="003c1f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_Toc126_1461379258">Je commence d’abord par installer et mettre à jour at. Pour cela je lance un docker sur l’iut avec la commande suivante :<text:tab/>1</text:a></text:p>
          <text:p text:style-name="P24"><text:a xlink:type="simple" xlink:href="#__RefHeading___Toc128_1461379258">1) Commande AT :<text:tab/>1</text:a></text:p>
          <text:p text:style-name="P24"><text:a xlink:type="simple" xlink:href="#__RefHeading___Toc311_1303395143">2) CRON<text:tab/>4</text:a></text:p>
        </text:index-body>
      </text:table-of-content>
      <text:h text:style-name="P21" text:outline-level="1"><text:bookmark-start text:name="__RefHeading___Toc126_1461379258"/>Je commence d’abord par installer et mettre à jour at. Pour cela je lance un docker sur l’iut avec la commande suivante :<text:bookmark-end text:name="__RefHeading___Toc126_1461379258"/></text:h>
      <text:p text:style-name="terminal">Docker run -it registry.iutbeziers.fr/debianiut:latest bash</text:p>
      <text:p text:style-name="P5">Ensuite je met à jour le container :</text:p>
      <text:p text:style-name="terminal">apt update</text:p>
      <text:p text:style-name="P5">Je fais ensuite l’installation d’at :</text:p>
      <text:p text:style-name="terminal">apt install at</text:p>
      <text:p text:style-name="P5">Je fini en lançant at :</text:p>
      <text:p text:style-name="terminal">etc/init.d/atd start</text:p>
      <text:h text:style-name="P22" text:outline-level="1"><text:bookmark-start text:name="__RefHeading___Toc128_1461379258"/>1) Commande AT :<text:bookmark-end text:name="__RefHeading___Toc128_1461379258"/></text:h>
      <text:p text:style-name="P2">1) <text:span text:style-name="T7">a)</text:span></text:p>
      <text:p text:style-name="terminal">root@418cc94f6f8f:/# <text:span text:style-name="T8">at 3:10am</text:span></text:p>
      <text:p text:style-name="terminal">warning: commands will be executed using /bin/sh</text:p>
      <text:p text:style-name="terminal">at&gt; </text:p>
      <text:p text:style-name="P3">b) </text:p>
      <text:p text:style-name="terminal">root@418cc94f6f8f:/# at 3:10pm</text:p>
      <text:p text:style-name="terminal">warning: commands will be executed using /bin/sh</text:p>
      <text:p text:style-name="terminal">at&gt; </text:p>
      <text:p text:style-name="P3">c)</text:p>
      <text:p text:style-name="terminal">root@418cc94f6f8f:/# at 5:27am <text:span text:style-name="T7">01/21/2048</text:span></text:p>
      <text:p text:style-name="terminal">warning: commands will be executed using /bin/sh</text:p>
      <text:p text:style-name="terminal">at&gt; </text:p>
      <text:p text:style-name="P3">d)</text:p>
      <text:p text:style-name="terminal">root@418cc94f6f8f:/# at now +20 minutes</text:p>
      <text:p text:style-name="terminal">warning: commands will be executed using /bin/sh</text:p>
      <text:p text:style-name="terminal"><text:soft-page-break/>at&gt; </text:p>
      <text:p text:style-name="P10">e)</text:p>
      <text:p text:style-name="terminal">root@418cc94f6f8f:/# at now +3 days</text:p>
      <text:p text:style-name="terminal">warning: commands will be executed using /bin/sh</text:p>
      <text:p text:style-name="terminal">at&gt; </text:p>
      <text:p text:style-name="P4">f)</text:p>
      <text:p text:style-name="P13">root@418cc94f6f8f:/# at -m now +3 days</text:p>
      <text:p text:style-name="P13">warning: commands will be executed using /bin/sh</text:p>
      <text:p text:style-name="P12">at&gt; </text:p>
      <text:p text:style-name="P4">g)</text:p>
      <text:p text:style-name="terminal">root@418cc94f6f8f:/# <text:span text:style-name="T8">at 3:10am</text:span></text:p>
      <text:p text:style-name="terminal">warning: commands will be executed using /bin/sh</text:p>
      <text:p text:style-name="terminal">at&gt; bash <text:span text:style-name="T16">home</text:span><text:span text:style-name="T18">/user/script</text:span></text:p>
      <text:p text:style-name="Text_20_body"/>
      <text:p text:style-name="P6">2) La commande permettant de voir la liste des tâches en attente est</text:p>
      <text:p text:style-name="terminal"><text:s/>atq</text:p>
      <text:p text:style-name="P6">3) La commande permettant de supprimer une tâche en attente est</text:p>
      <text:p text:style-name="P14">atrm [n°tâche]</text:p>
      <text:p text:style-name="P6">4) Les tâches en attente sont stockées dans <text:span text:style-name="T15">var/</text:span><text:span text:style-name="T17">spool/cron/atjobs</text:span></text:p>
      <text:p text:style-name="P15">5)</text:p>
      <text:p text:style-name="terminal">root@1c726002b8fe:/# <text:span text:style-name="T8">at now +3 days</text:span></text:p>
      <text:p text:style-name="terminal">warning: commands will be executed using /bin/sh</text:p>
      <text:p text:style-name="terminal">at&gt; touch testQ5</text:p>
      <text:p text:style-name="terminal">at&gt; &lt;EOT&gt;</text:p>
      <text:p text:style-name="terminal">job 1 at Mon Sep <text:s/>9 14:03:00 2019</text:p>
      <text:p text:style-name="terminal">root@1c726002b8fe:/# cd /var/spool/cron/at</text:p>
      <text:p text:style-name="terminal">atjobs/ <text:s/>atspool/ </text:p>
      <text:p text:style-name="terminal">root@1c726002b8fe:/# <text:span text:style-name="T8">cd /var/spool/cron/atjobs/</text:span></text:p>
      <text:p text:style-name="terminal">root@1c726002b8fe:/var/spool/cron/atjobs# <text:span text:style-name="T8">ls</text:span></text:p>
      <text:p text:style-name="terminal">a00001018ec5cb</text:p>
      <text:p text:style-name="terminal">root@1c726002b8fe:/var/spool/cron/atjobs# <text:span text:style-name="T8">cat a00001018ec5cb</text:span> </text:p>
      <text:p text:style-name="terminal">#!/bin/sh</text:p>
      <text:p text:style-name="terminal"><text:soft-page-break/># atrun uid=0 gid=0</text:p>
      <text:p text:style-name="terminal"># mail root 0</text:p>
      <text:p text:style-name="terminal">umask 22</text:p>
      <text:p text:style-name="terminal">LC_ALL=fr_FR.UTF-8; export LC_ALL</text:p>
      <text:p text:style-name="terminal">LANG=fr_FR.UTF-8; export LANG</text:p>
      <text:p text:style-name="terminal">HOSTNAME=1c726002b8fe; export HOSTNAME</text:p>
      <text:p text:style-name="terminal">LC_COLLATE=fr_FR.UTF-8; export LC_COLLATE</text:p>
      <text:p text:style-name="terminal">PWD=/; export PWD</text:p>
      <text:p text:style-name="terminal">HOME=/root; export HOME</text:p>
      <text:p text:style-name="terminal">DEBIAN_FRONTEND=noninteractive; export DEBIAN_FRONTEND</text:p>
      <text:p text:style-name="terminal">DEBCONF_NONINTERACTIVE_SEEN=true; export DEBCONF_NONINTERACTIVE_SEEN</text:p>
      <text:p text:style-name="terminal">SHLVL=1; export SHLVL</text:p>
      <text:p text:style-name="terminal">LANGUAGE=fr_FR:fr; export LANGUAGE</text:p>
      <text:p text:style-name="terminal">PATH=/usr/local/sbin:/usr/local/bin:/usr/sbin:/usr/bin:/sbin:/bin; export PATH</text:p>
      <text:p text:style-name="terminal">LC_TIME=fr_FR.UTF-8; export LC_TIME</text:p>
      <text:p text:style-name="terminal">cd / || {</text:p>
      <text:p text:style-name="terminal"><text:tab/> echo 'Execution directory inaccessible' &gt;&amp;2</text:p>
      <text:p text:style-name="terminal"><text:tab/> exit 1</text:p>
      <text:p text:style-name="terminal">}</text:p>
      <text:p text:style-name="terminal">touch testQ5</text:p>
      <text:h text:style-name="P23" text:outline-level="1"><text:bookmark-start text:name="__RefHeading___Toc311_1303395143"/><text:span text:style-name="T19">2) </text:span><text:span text:style-name="T10">CRON</text:span><text:bookmark-end text:name="__RefHeading___Toc311_1303395143"/></text:h>
      <text:p text:style-name="P7"><text:span text:style-name="T9">1) a) </text:span><text:span text:style-name="T11">La configuration principale de cron se situe dans etc/cron.d</text:span></text:p>
      <text:p text:style-name="P16">b) les scripts concernés doivent êtres placés dans /etc/cron.hourly</text:p>
      <text:p text:style-name="P16">/etc/cron.daily</text:p>
      <text:p text:style-name="P16">/etc/cron.weekly</text:p>
      <text:p text:style-name="P16">/etc/cron.monthly</text:p>
      <text:p text:style-name="P16"/>
      <text:p text:style-name="P11"><text:span text:style-name="T9">c) </text:span><text:span text:style-name="T12">Ils sont lancés en tant qu’utilisateur root</text:span></text:p>
      <text:p text:style-name="P8"><text:span text:style-name="T9">d) </text:span><text:span text:style-name="T13">hourly : de 3 à 22h</text:span></text:p>
      <text:p text:style-name="P17">daily : 3:05am</text:p>
      <text:p text:style-name="P17">weekly : 3:25am</text:p>
      <text:p text:style-name="P17">monthly : 3:45am</text:p>
      <text:p text:style-name="P18">e) run-parts exécute tous les fichiers exécutables situés dans répertoire, et dont le nom satisfait les contraintes décrites <text:s/>ci-dessous. <text:s/>Les <text:s/>autres fichiers sont ignorés.</text:p>
      <text:p text:style-name="P9"><text:span text:style-name="T9">2) a) </text:span><text:span text:style-name="T14">On peut définir l’éditeur par défaut dans la variable bashrc.</text:span></text:p>
      <text:p text:style-name="P19">b) Pour que l’éditeur par défaut soit vim il faut ajouter la ligne suivante dans la variable bashrc :</text:p>
      <text:p text:style-name="P19">export EDITOR=vim</text:p>
      <text:p text:style-name="P20">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" fo:font-family="Cour" style:font-style-name="Normal" fo:font-size="10pt" officeooo:rsid="0029050a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rminal" style:family="paragraph" style:parent-style-name="Text_20_body">
      <style:text-properties fo:font-style="normal" officeooo:rsid="0035c03b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MT3" style:family="text">
      <style:text-properties fo:color="#ed1c24" style:text-underline-style="solid" style:text-underline-width="auto" style:text-underline-color="font-color" fo:font-weight="bold" officeooo:rsid="00355ba6" style:font-weight-asian="bold" style:font-weight-complex="bold"/>
    </style:style>
    <style:style style:name="M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6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3206</text:span><text:span text:style-name="MT1"> T</text:span><text:span text:style-name="MT2">D</text:span><text:span text:style-name="MT3">2</text:span><text:span text:style-name="MT4"><text:tab/></text:span><text:span text:style-name="MT5">RT1</text:span></text:p>
        <text:p text:style-name="MP1"><draw:frame draw:style-name="Mfr1" draw:name="Image1" text:anchor-type="paragraph" svg:x="15.808cm" svg:y="24.232cm" svg:width="1.702cm" svg:height="1.702cm" draw:z-index="4"><draw:image xlink:href="Pictures/100000000000012C0000012C62BEFC411586339F.jpg" xlink:type="simple" xlink:show="embed" xlink:actuate="onLoad" loext:mime-type="image/jpeg"/></draw:frame>Samuel</text:p>
      </style:header>
      <style:footer>
        <text:p text:style-name="Footer"><text:date style:data-style-name="N37" text:date-value="2019-09-06T17:38:27.659402349">06/09/19</text:date><text:tab/><text:span text:style-name="MT6">Page </text:span><text:span text:style-name="MT6"><text:page-number text:select-page="current">5</text:page-number></text:span><text:span text:style-name="MT6">/</text:span><text:span text:style-name="MT6"><text:page-count>5</text:page-count></text:span><text:span text:style-name="MT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9-06T17:38:27.383483720</dc:date>
    <meta:editing-duration>PT3H6M56S</meta:editing-duration>
    <meta:editing-cycles>26</meta:editing-cycles>
    <meta:generator>LibreOffice/6.0.7.3$Linux_X86_64 LibreOffice_project/00m0$Build-3</meta:generator>
    <meta:document-statistic meta:table-count="0" meta:image-count="1" meta:object-count="0" meta:page-count="5" meta:paragraph-count="98" meta:word-count="441" meta:character-count="3035" meta:non-whitespace-character-count="2671"/>
  </office:meta>
</office:document-meta>
</file>